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96dd" officeooo:paragraph-rsid="000e96dd"/>
    </style:style>
    <style:style style:name="P2" style:family="paragraph" style:parent-style-name="Standard">
      <style:text-properties officeooo:rsid="000e96dd" officeooo:paragraph-rsid="000e96dd"/>
    </style:style>
    <style:style style:name="P3" style:family="paragraph" style:parent-style-name="Standard">
      <style:text-properties officeooo:rsid="000e96dd" officeooo:paragraph-rsid="0011a43b"/>
    </style:style>
    <style:style style:name="P4" style:family="paragraph" style:parent-style-name="Standard">
      <style:text-properties officeooo:rsid="000feeb7" officeooo:paragraph-rsid="000feeb7"/>
    </style:style>
    <style:style style:name="P5" style:family="paragraph" style:parent-style-name="Standard">
      <style:text-properties fo:font-weight="normal" officeooo:rsid="0011a43b" officeooo:paragraph-rsid="0011a43b" style:font-weight-asian="normal" style:font-weight-complex="normal"/>
    </style:style>
    <style:style style:name="T1" style:family="text">
      <style:text-properties officeooo:rsid="0011a43b"/>
    </style:style>
    <style:style style:name="T2" style:family="text">
      <style:text-properties officeooo:rsid="00139e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U College of Natural Sciences Dean's List</text:p>
      <text:p text:style-name="P1">CSU Honors Program Member</text:p>
      <text:p text:style-name="P1">CSU Green and Gold Scholarship</text:p>
      <text:p text:style-name="P1">CSU Honors Scholarship</text:p>
      <text:p text:style-name="P1">National AP Scholar</text:p>
      <text:p text:style-name="P1">Selected for 2012 Colorado All-State Choir</text:p>
      <text:p text:style-name="P1">Selected for 2012 SWACDA Mixed Honor Choir</text:p>
      <text:p text:style-name="P3">Recipient of the Kathryn Bauder Outstanding Choral Student Award at Rocky Mountain High School</text:p>
      <text:p text:style-name="P3"/>
      <text:p text:style-name="P3">Active Member of The Rock, a CSU student group</text:p>
      <text:p text:style-name="P1">Piano and Voice Instructor for 6 students ages 6-14</text:p>
      <text:p text:style-name="P1">Band member at Summitview Community Church</text:p>
      <text:p text:style-name="P1"/>
      <text:p text:style-name="P1">I took a gap year between high school and college. During that year, I traveled to Cambodia for 5 weeks to volunteer at two local schools. I assisted a kindergarten teacher with ~20 children through organizing crafts, practicing English skills, and providing a safe place for the kids to be. I also assisted/taught a music class for grades K-6. As a musician myself, I thoroughly enjoyed playing musical games, sharing original songs, and bringing the joy of music to those kids. </text:p>
      <text:p text:style-name="P1"/>
      <text:p text:style-name="P1">During my sophomore year of high school, I lived in Fiji for 6 months. During my time there I volunteered in a free community medical clinic, did outreach to surrounding villages, and co-founded a youth involvement program called Gen-Y. </text:p>
      <text:p text:style-name="P1"/>
      <text:p text:style-name="P1">Throughout high school, I was a member of my youth group's leadership team. As a group, we collaborated to create weekly recreational and educational activities for over 80 students. We also organized large group service projects such as knocking on doors to offer assistance with yard/house work, passing out snow cones on hot days, and volunteering at various events. </text:p>
      <text:p text:style-name="P1"/>
      <text:p text:style-name="P1">I also traveled to Kathmandu, Nepal during my Junior year of high school to work with teens at a children's home. My team and I organized a retreat for the teens living at the home to help inspire them in their ambitions and faith. We also distributed supplies to the other children living at the home and encouraged the house parents who work there. </text:p>
      <text:p text:style-name="P1"/>
      <text:p text:style-name="P4">Technical Consultant - Blue Margin, LLC (June 2012-August 2013)</text:p>
      <text:p text:style-name="P4">Right after graduating high school, I joined a local IT firm as a Technical Consultant. I provided technical support and administrative assistance and helped to maximize company productivity. My roles included customizing/configuring customer relation management databases, providing technical support for clients on both Windows and Mac, configuring client computers, and creating custom websites for clients. </text:p>
      <text:p text:style-name="P4"/>
      <text:p text:style-name="P4">Piano and Voice Instructor - Self Employed (August 2011-Present)</text:p>
      <text:p text:style-name="P4">I provide instruction and guidance for 6 students through weekly lessons/mentoring. <text:span text:style-name="T1">During each lesson,</text:span> I encourage and motivate students through educational games, prizes, and practice accountability. I strive to give students a solid musical foundation by teaching essential aspects of music including proper vocal technique, music theory, and improvisation to allow students to explore their musical potential. </text:p>
      <text:p text:style-name="P4"/>
      <text:p text:style-name="P4">Administrative Assistant - Northern Colorado Economic Development Corporation (June 2011 - August 2011)</text:p>
      <text:p text:style-name="P4"><text:soft-page-break/>At NCEDC, I created/organized business intelligence databases, designed and sent company newsletters, provided client support via phone and email, gathered information from local companies, and created reports based on region-wide characteristic<text:span text:style-name="T1">s</text:span>. Additionally, I provided extra assistance to co-workers by organizing/re-formatting office space and supplies. I contributed to the professional atmosphere of the office by being on time, encouraging co-workers, and going above and beyond what was asked. </text:p>
      <text:p text:style-name="P4"/>
      <text:p text:style-name="P5">As a STEM student, I have seen and experienced how difficult it is to balance school, life, and everything in between. Although I am only in my second semester at CSU, I have found a few tactics that help me to stay balanced. First, I <text:span text:style-name="T2">consistently</text:span> review my goals. For school, this means evaluating my choice of classes and major to make sure they line up with my future ambitions. This gives my homework and studying a purpose, <text:span text:style-name="T2">motivating </text:span>me to show up <text:span text:style-name="T2">every day </text:span>and work hard. For day-to-day life, I adjust my schedule <text:span text:style-name="T2">when</text:span> needed and <text:span text:style-name="T2">am learning</text:span> to say "no" when things are particularly busy or stressful. Secondly, I keep careful track of my schedule and tasks <text:span text:style-name="T2">to avoid becoming </text:span>overwhelmed. I have found that taking an extra 15 minutes to organize my calendar and planner is exponentially beneficial to my productivity. Being in a STEM discipline means that the workload is heavy and keeping careful track of my responsibilities <text:span text:style-name="T2">is critical</text:span>. Last<text:span text:style-name="T2">ly</text:span>, I strive to stay in the moment and take a break when needed. <text:span text:style-name="T2">I have found that o</text:span>verworking can be just as detrimental as falling behind. If I don't give myself moments to breathe and refresh, I get stressed out and am generally less effective. As a self-driven person, it's often hard for me to take a break, but I'm learning that a small investment in relaxation gives a huge dividend to my overall happiness and wellness. So, to me, being a balanced STEM student means incorporating each of these tactics into your life <text:span text:style-name="T2">and learning to enjoy where you are. </text:span></text:p>
      <text:p text:style-name="P5"/>
      <text:p text:style-name="P5">As a woman in a male-dominated field, I believe I have great potential to impact the world of technology. This scholarship would help me in my pursuit of this amb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3:11:54.473264524</meta:creation-date>
    <meta:editing-duration>PT20M55S</meta:editing-duration>
    <meta:editing-cycles>3</meta:editing-cycles>
    <meta:generator>LibreOffice/4.1.4.2$Linux_X86_64 LibreOffice_project/410$Build-2</meta:generator>
    <meta:initial-creator>Thompson</meta:initial-creator>
    <dc:date>2014-02-07T13:36:10.949885510</dc:date>
    <dc:creator>Thompson</dc:creator>
    <meta:document-statistic meta:table-count="0" meta:image-count="0" meta:object-count="0" meta:page-count="2" meta:paragraph-count="23" meta:word-count="823" meta:character-count="5135" meta:non-whitespace-character-count="4326"/>
  </office:meta>
</office:document-meta>
</file>